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2bd5e" officeooo:paragraph-rsid="0012bd5e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inherit" fo:font-size="12pt" fo:font-weight="bold" officeooo:paragraph-rsid="0012bd5e" style:font-weight-asian="bold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inherit" fo:font-size="12pt" fo:font-weight="normal" officeooo:paragraph-rsid="0012bd5e" loext:padding="0in" loext:border="none"/>
    </style:style>
    <style:style style:name="T1" style:family="text">
      <style:text-properties officeooo:rsid="00160b9e"/>
    </style:style>
    <style:style style:name="T2" style:family="text">
      <style:text-properties officeooo:rsid="00175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services Platform Vision</text:p>
      <text:p text:style-name="Standard"/>
      <text:p text:style-name="P3">The growing need of goods and services exchange require a trust<text:span text:style-name="T1">worth</text:span>y social platform to act as escrow <text:span text:style-name="T1">and eliminate non-delivery/non-payment crime, one of the largest and further growing one</text:span>. Even though physical contracts appear to provide a solution, they are often misinterpreted because of their subjective language and they commonly lack the practicality needed in our digital word. We propose a platform that enables parties to create contracts stored in the Cardano blockchain and builds member trust based on token rewards <text:span text:style-name="T2">and penalties, supported by a Credit Assessesment system of every platform member.</text:span></text:p>
      <text:p text:style-name="P3"><text:span text:style-name="T2">P</text:span>arties that refuse to follow the rules pre-defined in the contract will be penalized by losing tokens proportionally to the severity of their misbehavior.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7:32:18.167221345</meta:creation-date>
    <dc:date>2021-09-27T07:34:10.435382184</dc:date>
    <meta:editing-duration>PT1M52S</meta:editing-duration>
    <meta:editing-cycles>1</meta:editing-cycles>
    <meta:document-statistic meta:table-count="0" meta:image-count="0" meta:object-count="0" meta:page-count="1" meta:paragraph-count="3" meta:word-count="120" meta:character-count="797" meta:non-whitespace-character-count="680"/>
    <meta:generator>LibreOffice/6.4.7.2$Linux_X86_64 LibreOffice_project/40$Build-2</meta:generator>
  </office:meta>
</office:document-meta>
</file>